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0.56cm"/>
    </style:style>
    <style:style style:name="co3" style:family="table-column">
      <style:table-column-properties fo:break-before="auto" style:column-width="7.9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ll</text:p>
          </table:table-cell>
          <table:table-cell office:value-type="string" calcext:value-type="string">
            <text:p>Starter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Gateway sends a message, filtered and detailed by the python code ?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n status request received, sends back a message to the source after a randomized time</text:p>
          </table:table-cell>
          <table:table-cell office:value-type="string" calcext:value-type="string">
            <text:p>Message contains STATUS, battery voltage</text:p>
          </table:table-cell>
        </table:table-row>
        <table:table-row table:style-name="ro1">
          <table:table-cell office:value-type="string" calcext:value-type="string">
            <text:p>Wake up</text:p>
          </table:table-cell>
          <table:table-cell office:value-type="string" calcext:value-type="string">
            <text:p>StarterC.n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When Wakeup call received, checks if it is indeed sleeping, and if so, it resets the mote.</text:p>
          </table:table-cell>
          <table:table-cell office:value-type="string" calcext:value-type="string">
            <text:p>No data involved.</text:p>
          </table:table-cell>
        </table:table-row>
        <table:table-row table:style-name="ro1">
          <table:table-cell office:value-type="string" calcext:value-type="string">
            <text:p>Start w/o upload</text:p>
          </table:table-cell>
          <table:table-cell office:value-type="string" calcext:value-type="string">
            <text:p>StarterC.nc / ExpConfig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 received on StartStopReqReceive, the function start_exp() is called, then ExpConfig.preparenewr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out a exp_descriptor, the function returns a failure in reading parameters. ExpConfig.expParams(NUL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One packet from 0 : No description found]</text:p>
          </table:table-cell>
          <table:table-cell/>
        </table:table-row>
        <table:table-row table:style-name="ro1">
          <table:table-cell office:value-type="string" calcext:value-type="string">
            <text:p>Quick start</text:p>
          </table:table-cell>
          <table:table-cell office:value-type="string" calcext:value-type="string">
            <text:p>Signal received on StartStopReqReceive, the function start_exp() is called, then the default parameters f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quick start experiment are applied to the variables, a call to start the dissemination is then done.</text:p>
          </table:table-cell>
          <table:table-cell/>
        </table:table-row>
        <table:table-row table:style-name="ro1">
          <table:table-cell office:value-type="string" calcext:value-type="string">
            <text:p>First Sync</text:p>
          </table:table-cell>
          <table:table-cell office:value-type="string" calcext:value-type="string">
            <text:p>Dissemination process 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ick experiment</text:p>
          </table:table-cell>
          <table:table-cell office:value-type="string" calcext:value-type="string">
            <text:p>Experiment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 the power of transmission, the channel, a one shot timer 1024ms towards the beginning of experi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command Experiment.start marks the beginning of experiment, it takes the configuration as argument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ializes all the parameters according to that message, as well as the variables used to temporarily s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formatio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o timers are started : one that is one shot until the complete experiment, the other that defines the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t interval between each send prob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each tick, a call to send probe is done : a packet is build around a message containing the ids, th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sequence, battery level. The sending is in broadcast. After each sending, a check for errors 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e, if so, a log is writen, otherwise, it also checks for the need to use a timer for imi bursts, then it rea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noise level.</text:p>
          </table:table-cell>
          <table:table-cell/>
        </table:table-row>
        <table:table-row table:style-name="ro1">
          <table:table-cell office:value-type="string" calcext:value-type="string">
            <text:p>Interrupt Quick exp</text:p>
          </table:table-cell>
          <table:table-cell office:value-type="string" calcext:value-type="string">
            <text:p>Starter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 received on StartStopReqReceive, the function stop_exp() is called, then Experiment.stop() is cal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 the timers related to the current experiment are stopped. In Experiment.stop(), a call to the Dissemination.start()</text:p>
          </table:table-cell>
          <table:table-cell/>
        </table:table-row>
        <table:table-row table:style-name="ro1">
          <table:table-cell office:value-type="string" calcext:value-type="string">
            <text:p>Interrupt Sync</text:p>
          </table:table-cell>
          <table:table-cell office:value-type="string" calcext:value-type="string">
            <text:p>Is done to synchronise the nodes for another experimen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start_msg mentions the status DISS_STOP, the nodes remain idle until new command.</text:p>
          </table:table-cell>
          <table:table-cell/>
        </table:table-row>
        <table:table-row table:style-name="ro1">
          <table:table-cell office:value-type="string" calcext:value-type="string">
            <text:p>Upload</text:p>
          </table:table-cell>
          <table:table-cell office:value-type="string" calcext:value-type="string">
            <text:p>ConfigReceiver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 received on RadioReceiveConfigCmd.receive, the source (gateway) has its address stored for future use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ConfigStorage is called, a write/commit is done. A confim message is sent back to the gateway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experiment descriptor is therefore stored with ConfigStorage call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rt experiment</text:p>
          </table:table-cell>
          <table:table-cell office:value-type="string" calcext:value-type="string">
            <text:p>StarterC.nc / ExpConfig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 received on StartStopReqReceive, the function start_exp() is called, it is not a quicktest, so the appropriate c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for ExpConfig.preparenewrun, where the configlog is read to access the descriptor, then rewritten with an increme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. After the commit call, ExpCongifg.expParams is called, then to ExpConfig.getNextTest to read the remain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eters, it calls back on the readDone, going in the second part of the function. The dissemination_current_run is t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led to start the synchronisation stage.</text:p>
          </table:table-cell>
          <table:table-cell/>
        </table:table-row>
        <table:table-row table:style-name="ro1">
          <table:table-cell office:value-type="string" calcext:value-type="string">
            <text:p>First Sync</text:p>
          </table:table-cell>
          <table:table-cell office:value-type="string" calcext:value-type="string">
            <text:p>Dissemination process 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in exp</text:p>
          </table:table-cell>
          <table:table-cell office:value-type="string" calcext:value-type="string">
            <text:p>Starter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semination.done starts the needed timers for the main experiment. Each beginning of a round has its own stage o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ynchronisatio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 the end of a round, fix_statistics is called to compute the averages for lssi, rqi, noise, temperature humidity as well a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itbattery and endbattery levels, as such for each node of the experiment. Those informations are then stored in the log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efore, everytime a node receives a message, it deciphers it and collects the information such as the sender, the rou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wise it cannot compute any relevant data at the end of the round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t in sleep mode</text:p>
          </table:table-cell>
          <table:table-cell office:value-type="string" calcext:value-type="string">
            <text:p>Starter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endtimer signals the end of the experiment, and the notes are put to idle mode except the sink : ExpConfig.nextTestPara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 called and the dissemination this time puts all the other motes to sleep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ake up</text:p>
          </table:table-cell>
          <table:table-cell office:value-type="string" calcext:value-type="string">
            <text:p>See up</text:p>
          </table:table-cell>
          <table:table-cell/>
        </table:table-row>
        <table:table-row table:style-name="ro1">
          <table:table-cell office:value-type="string" calcext:value-type="string">
            <text:p>Poll</text:p>
          </table:table-cell>
          <table:table-cell office:value-type="string" calcext:value-type="string">
            <text:p>See u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wnload and Erase</text:p>
          </table:table-cell>
          <table:table-cell office:value-type="string" calcext:value-type="string">
            <text:p>LogSenderC.n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eiveDlReq.receive handles the request fromn Gateway to Download data from a specific node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the data size specified in the request message ?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LogRead is initialized using the seek command and offsets. When the amount of data is read, it is sent via sendData 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gateway, which we got the address by tracing the first request it sent. The entire data is parsed into multiple packets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 the sending lasts as long as there is still a packet to send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r the erase part, a LogErase call is used to erase the log. A confirmation message is sent to the gateway to acknowl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end of the task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Channel Assessme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0:52:41.21589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1:35:13.170968748</meta:creation-date>
    <dc:date>2016-07-07T16:22:52.099276360</dc:date>
    <meta:editing-duration>PT9H58M29S</meta:editing-duration>
    <meta:editing-cycles>34</meta:editing-cycles>
    <meta:generator>LibreOffice/4.2.8.2$Linux_X86_64 LibreOffice_project/420m0$Build-2</meta:generator>
    <meta:document-statistic meta:table-count="1" meta:cell-count="78" meta:object-count="0"/>
  </office:meta>
</office:document-meta>
</file>